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24-02-0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23-02-13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22-02-0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21-03-03 0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20-01-27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9-02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7-02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6-01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5-01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4-02-26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85</text:p>
          </table:table-cell>
          <table:table-cell office:value-type="string" calcext:value-type="string">
            <text:p>GARWELL-148</text:p>
          </table:table-cell>
          <table:table-cell office:value-type="string" calcext:value-type="string">
            <text:p>2013-10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